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Rules knowledge</text:p>
          </table:table-cell>
          <table:table-cell office:value-type="string" calcext:value-type="string">
            <text:p>Fouls and contact</text:p>
          </table:table-cell>
          <table:table-cell office:value-type="string" calcext:value-type="string">
            <text:p>Fair mindedness</text:p>
          </table:table-cell>
          <table:table-cell office:value-type="string" calcext:value-type="string">
            <text:p>Positive attitud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pirit Rank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Juniors Op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gni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s Ope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Juniors Ope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FO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Juniors Ope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s Ope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tane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.14</text:p>
          </table:table-cell>
          <table:table-cell office:value-type="float" office:value="2.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iors Ope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Juniors Ope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ign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Juniors Op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nfire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s Ope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UD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Juniors Op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itou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s Ope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lling Thunder</text:p>
          </table:table-cell>
          <table:table-cell table:number-columns-repeated="5"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Juniors Ope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Juniors Ope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nons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s Ope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Juniors Ope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heaties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Juniors Ope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1.71" calcext:value-type="float">
            <text:p>1.71</text:p>
          </table:table-cell>
          <table:table-cell office:value-type="float" office:value="2.29" calcext:value-type="float">
            <text:p>2.29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Juniors Ope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orch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Juniors Ope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tfire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s Ope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Juniors Ope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Juniors Wom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FO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Juniors Wome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float" office:value="2.29" calcext:value-type="float">
            <text:p>2.29</text:p>
          </table:table-cell>
          <table:table-cell office:value-type="float" office:value="1.43" calcext:value-type="float">
            <text:p>1.43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s Wome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cked West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iors Wome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Juniors Wome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s Wome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fire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Juniors Wome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nnons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.14" calcext:value-type="float">
            <text:p>3.14</text:p>
          </table:table-cell>
          <table:table-cell office:value-type="float" office:value="2.71" calcext:value-type="float">
            <text:p>2.71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Juniors Wom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ane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s Wome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lling Thund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Juniors Wome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s Wome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.43" calcext:value-type="float">
            <text:p>1.43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2.14" calcext:value-type="float">
            <text:p>2.14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Juniors Wome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d River Rebellion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s Wome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1.86" calcext:value-type="float">
            <text:p>1.86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iors Wome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cked East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" calcext:value-type="float">
            <text:p>2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Juniors Wome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3.14" calcext:value-type="float">
            <text:p>3.14</text:p>
          </table:table-cell>
          <table:table-cell office:value-type="float" office:value="2.43" calcext:value-type="float">
            <text:p>2.43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Juniors Wom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1.71" calcext:value-type="float">
            <text:p>1.71</text:p>
          </table:table-cell>
          <table:table-cell office:value-type="float" office:value="2.43" calcext:value-type="float">
            <text:p>2.4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ixe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1.86" calcext:value-type="float">
            <text:p>1.8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M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.75" calcext:value-type="float">
            <text:p>1.7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ixe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ceberg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ixed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haos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ixe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etty Boys and Handsome Girls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.38" calcext:value-type="float">
            <text:p>2.38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Mixe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.T</text:p>
          </table:table-cell>
          <table:table-cell table:number-columns-repeated="2" office:value-type="float" office:value="2.13" calcext:value-type="float">
            <text:p>2.13</text:p>
          </table:table-cell>
          <table:table-cell table:number-columns-repeated="3" office:value-type="float" office:value="2.38" calcext:value-type="float">
            <text:p>2.3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chor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l 613</text:p>
          </table:table-cell>
          <table:table-cell table:number-columns-repeated="2" office:value-type="float" office:value="1.63" calcext:value-type="float">
            <text:p>1.63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9.13" calcext:value-type="float">
            <text:p>9.13</text:p>
          </table:table-cell>
          <table:table-cell office:value-type="string" calcext:value-type="string">
            <text:p>Mix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akers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wn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M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ctoria Gulls n' Buoys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ix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le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.25" calcext:value-type="float">
            <text:p>2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ixed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il Mix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2.75" calcext:value-type="float">
            <text:p>2.75</text:p>
          </table:table-cell>
          <table:table-cell office:value-type="float" office:value="2.13" calcext:value-type="float">
            <text:p>2.1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ixe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ux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d Fo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old</text:p>
          </table:table-cell>
          <table:table-cell office:value-type="float" office:value="1.75" calcext:value-type="float">
            <text:p>1.75</text:p>
          </table:table-cell>
          <table:table-cell office:value-type="float" office:value="1.13" calcext:value-type="float">
            <text:p>1.13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Mixed Master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office:value-type="float" office:value="1.88" calcext:value-type="float">
            <text:p>1.8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9.13" calcext:value-type="float">
            <text:p>9.13</text:p>
          </table:table-cell>
          <table:table-cell office:value-type="string" calcext:value-type="string">
            <text:p>Mixed Master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torious KWG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 Maste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a Sale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Mixed Master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ppy Camper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2.38" calcext:value-type="float">
            <text:p>2.38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Mixed Master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d Master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stadon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 Mast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nguin Village Ultimate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 Master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D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Mixed Master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 Master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tchen Party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 Master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ef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 Maste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ious George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neral Strike</text:p>
          </table:table-cell>
          <table:table-cell office:value-type="float" office:value="2.13" calcext:value-type="float">
            <text:p>2.13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berta Flatball Club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ckfish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1.88" calcext:value-type="float">
            <text:p>1.88</text:p>
          </table:table-cell>
          <table:table-cell office:value-type="float" office:value="2.25" calcext:value-type="float">
            <text:p>2.25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2.11" calcext:value-type="float">
            <text:p>2.11</text:p>
          </table:table-cell>
          <table:table-cell office:value-type="float" office:value="2.33" calcext:value-type="float">
            <text:p>2.33</text:p>
          </table:table-cell>
          <table:table-cell office:value-type="float" office:value="2.11" calcext:value-type="float">
            <text:p>2.11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undd</text:p>
          </table:table-cell>
          <table:table-cell office:value-type="float" office:value="2.22" calcext:value-type="float">
            <text:p>2.22</text:p>
          </table:table-cell>
          <table:table-cell office:value-type="float" office:value="1.89" calcext:value-type="float">
            <text:p>1.89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nd Trunk</text:p>
          </table:table-cell>
          <table:table-cell office:value-type="float" office:value="1.78" calcext:value-type="float">
            <text:p>1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.56" calcext:value-type="float">
            <text:p>2.56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rike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ub M - Manic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giment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.33" calcext:value-type="float">
            <text:p>2.33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T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75" calcext:value-type="float">
            <text:p>2.75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skeyjacks</text:p>
          </table:table-cell>
          <table:table-cell office:value-type="float" office:value="2.13" calcext:value-type="float">
            <text:p>2.13</text:p>
          </table:table-cell>
          <table:table-cell office:value-type="float" office:value="1.75" calcext:value-type="float">
            <text:p>1.75</text:p>
          </table:table-cell>
          <table:table-cell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ub M - Magma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ta Flatball Club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.38" calcext:value-type="float">
            <text:p>2.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1.86" calcext:value-type="float">
            <text:p>1.86</text:p>
          </table:table-cell>
          <table:table-cell office:value-type="float" office:value="1.14" calcext:value-type="float">
            <text:p>1.14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Open Maste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een City Kings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13" calcext:value-type="float">
            <text:p>2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Master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Open Maste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float" office:value="1.63" calcext:value-type="float">
            <text:p>1.63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Open Master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st Edmonton Maulers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Open Mas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Open Mast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case</text:p>
          </table:table-cell>
          <table:table-cell office:value-type="float" office:value="1.33" calcext:value-type="float">
            <text:p>1.33</text:p>
          </table:table-cell>
          <table:table-cell office:value-type="float" office:value="1.5" calcext:value-type="float">
            <text:p>1.5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men’s Master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Berta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Women’s Maste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NW Basic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Women’s Master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asar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Women’s Maste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FM - Vintage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Women’s Master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Women’s Master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’s Mast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owback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Women’s Mast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7" calcext:value-type="float">
            <text:p>2.17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Women’s Master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e Oakley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office:value-type="float" office:value="2.5" calcext:value-type="float">
            <text:p>2.5</text:p>
          </table:table-cell>
          <table:table-cell office:value-type="float" office:value="2.83" calcext:value-type="float">
            <text:p>2.83</text:p>
          </table:table-cell>
          <table:table-cell office:value-type="float" office:value="2.17" calcext:value-type="float">
            <text:p>2.17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Women’s Maste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ixers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Women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omen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men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ell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Women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2.13" calcext:value-type="float">
            <text:p>2.13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Wome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eaky House Hippos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Women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o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44" calcext:value-type="float">
            <text:p>2.44</text:p>
          </table:table-cell>
          <table:table-cell office:value-type="float" office:value="2.22" calcext:value-type="float">
            <text:p>2.22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Women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na Ultimate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Women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X6ix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.13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men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rry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office:value-type="float" office:value="2.44" calcext:value-type="float">
            <text:p>2.44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Women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PF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2.22" calcext:value-type="float">
            <text:p>2.22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Women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omen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FM - Vénus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Women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i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Women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xxen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Women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</table:table>
      <table:table table:name="2018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Rules knowledge</text:p>
          </table:table-cell>
          <table:table-cell office:value-type="string" calcext:value-type="string">
            <text:p>Fouls and contact</text:p>
          </table:table-cell>
          <table:table-cell office:value-type="string" calcext:value-type="string">
            <text:p>Fair mindedness</text:p>
          </table:table-cell>
          <table:table-cell office:value-type="string" calcext:value-type="string">
            <text:p>Positive attitude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rsenic (Open)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nnons: Junior Open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14" calcext:value-type="float">
            <text:p>2.14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clipse Open</text:p>
          </table:table-cell>
          <table:table-cell office:value-type="float" office:value="1.71" calcext:value-type="float">
            <text:p>1.71</text:p>
          </table:table-cell>
          <table:table-cell office:value-type="float" office:value="1.29" calcext:value-type="float">
            <text:p>1.29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Junior Op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 Tide Op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gnite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 Op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itou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3.14" calcext:value-type="float">
            <text:p>3.14</text:p>
          </table:table-cell>
          <table:table-cell office:value-type="float" office:value="2.57" calcext:value-type="float">
            <text:p>2.57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Junior Op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sters of Flying Objects (MOFO)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chief Open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Scotland Blues</text:p>
          </table:table-cell>
          <table:table-cell office:value-type="float" office:value="2.14" calcext:value-type="float">
            <text:p>2.14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Junior Op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igine Open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 Ope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gue Squadron</text:p>
          </table:table-cell>
          <table:table-cell office:value-type="float" office:value="1.86" calcext:value-type="float">
            <text:p>1.86</text:p>
          </table:table-cell>
          <table:table-cell office:value-type="float" office:value="1.57" calcext:value-type="float">
            <text:p>1.57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Junior Op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lling Thunder O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Junior Op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vage Open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Junior Op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or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ior Ope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itfire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Junior Ope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Junior Op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ud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Op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tane (Open)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3.14" calcext:value-type="float">
            <text:p>3.14</text:p>
          </table:table-cell>
          <table:table-cell office:value-type="float" office:value="2.43" calcext:value-type="float">
            <text:p>2.43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2.57" calcext:value-type="float">
            <text:p>2.57</text:p>
          </table:table-cell>
          <table:table-cell office:value-type="float" office:value="13.71" calcext:value-type="float">
            <text:p>13.71</text:p>
          </table:table-cell>
          <table:table-cell office:value-type="string" calcext:value-type="string">
            <text:p>Junior O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nguard Open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 Op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ntage Open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Junior Op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rtex Open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 Op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aties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 Ope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senic ( women)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ior Wome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nfire: Junior Women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Junior Wom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nons: Junior Women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Junior Wom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clipse Women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 Wom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 Tide Women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Wom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schief Women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Junior Wom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FO (Masters Of Flying Objects) Women</text:p>
          </table:table-cell>
          <table:table-cell office:value-type="float" office:value="2.43" calcext:value-type="float">
            <text:p>2.4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Junior Wo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Scotland Blues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Wom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ghtfury Soars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Junior Wom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rigine Women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Wom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airie Blaze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Wome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d River Rebellion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Junior Wom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lling Thunder Women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ior Wom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 Wo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tane (Women)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Junior Wom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Junior Wom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Junior Wom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ntage Women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71" calcext:value-type="float">
            <text:p>2.71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 Wom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rtex Women</text:p>
          </table:table-cell>
          <table:table-cell office:value-type="float" office:value="2.14" calcext:value-type="float">
            <text:p>2.14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Junior Wom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cked West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Junior Wom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Masters Op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 Power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57" calcext:value-type="float">
            <text:p>2.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s O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OM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s Op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een City Kin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Masters Op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lverbacks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Masters Op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sters Op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ever 31</text:p>
          </table:table-cell>
          <table:table-cell office:value-type="float" office:value="2.14" calcext:value-type="float">
            <text:p>2.14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Masters Wo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Masters Wom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Masters Wom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Collective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asters Wom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ift Shop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75" calcext:value-type="float">
            <text:p>2.75</text:p>
          </table:table-cell>
          <table:table-cell office:value-type="float" office:value="2.38" calcext:value-type="float">
            <text:p>2.3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asters Wom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asters Wom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er Kitty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Mix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nny Thugs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Mix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ux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ble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.88" calcext:value-type="float">
            <text:p>1.88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Mix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omba G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y &amp; Friends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.63" calcext:value-type="float">
            <text:p>1.63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Mix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l 613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x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la Mol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.13" calcext:value-type="float">
            <text:p>2.13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tty Boys and Handsome Girls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Mix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.13" calcext:value-type="float">
            <text:p>2.13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ix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gue Hippo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75" calcext:value-type="float">
            <text:p>2.75</text:p>
          </table:table-cell>
          <table:table-cell office:value-type="float" office:value="2.5" calcext:value-type="float">
            <text:p>2.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ix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.T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2.38" calcext:value-type="float">
            <text:p>2.38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ixe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Super Friends</text:p>
          </table:table-cell>
          <table:table-cell office:value-type="float" office:value="2.13" calcext:value-type="float">
            <text:p>2.13</text:p>
          </table:table-cell>
          <table:table-cell table:number-columns-repeated="4" office:value-type="float" office:value="2.25" calcext:value-type="float">
            <text:p>2.2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Mix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ix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il Mix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yrannosaurus Rad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.38" calcext:value-type="float">
            <text:p>2.38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Mix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ctoria Gull n Buoy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Mix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Mixed Maste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ppy Campers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ixed Mas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Lev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" calcext:value-type="float">
            <text:p>2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Mixed Mast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tadon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ixed Mast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guin Village Ultim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 Mast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xed Mast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amp Donkey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 Mast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lde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 Mast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berta Flatball Club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fish</text:p>
          </table:table-cell>
          <table:table-cell office:value-type="float" office:value="2.17" calcext:value-type="float">
            <text:p>2.17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.33" calcext:value-type="float">
            <text:p>2.33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.43" calcext:value-type="float">
            <text:p>1.43</text:p>
          </table:table-cell>
          <table:table-cell office:value-type="float" office:value="2.14" calcext:value-type="float">
            <text:p>2.14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ub M - Magma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ub M - Manic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office:value-type="float" office:value="2.5" calcext:value-type="float">
            <text:p>2.5</text:p>
          </table:table-cell>
          <table:table-cell office:value-type="float" office:value="2.33" calcext:value-type="float">
            <text:p>2.33</text:p>
          </table:table-cell>
          <table:table-cell office:value-type="float" office:value="2.17" calcext:value-type="float">
            <text:p>2.17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d Trunk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ndd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2.71" calcext:value-type="float">
            <text:p>2.71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 office:value-type="float" office:value="1.86" calcext:value-type="float">
            <text:p>1.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d Circus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giment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erbrooke Gentlemen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hitefish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Wom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xx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Wom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i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m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rra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2.56" calcext:value-type="float">
            <text:p>2.56</text:p>
          </table:table-cell>
          <table:table-cell office:value-type="float" office:value="3.22" calcext:value-type="float">
            <text:p>3.22</text:p>
          </table:table-cell>
          <table:table-cell office:value-type="float" office:value="2.56" calcext:value-type="float">
            <text:p>2.56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Wom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na Ultimate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Wom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63" calcext:value-type="float">
            <text:p>2.63</text:p>
          </table:table-cell>
          <table:table-cell office:value-type="float" office:value="2.88" calcext:value-type="float">
            <text:p>2.88</text:p>
          </table:table-cell>
          <table:table-cell office:value-type="float" office:value="2.5" calcext:value-type="float">
            <text:p>2.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Wom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PF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Wom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F BE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Wome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b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Wom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el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X6ix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2.22" calcext:value-type="float">
            <text:p>2.22</text:p>
          </table:table-cell>
          <table:table-cell office:value-type="float" office:value="2.44" calcext:value-type="float">
            <text:p>2.44</text:p>
          </table:table-cell>
          <table:table-cell office:value-type="float" office:value="2.22" calcext:value-type="float">
            <text:p>2.22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Wom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Wom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énus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'2019'.A1:'2019'.J1048576">
          <table:sort>
            <table:sort-by table:field-number="7" table:data-type="automatic"/>
            <table:sort-by table:field-number="8" table:data-type="automatic"/>
          </table:sort>
        </table:database-range>
        <table:database-range table:name="__Anonymous_Sheet_DB__1" table:target-range-address="'2018'.J85:'2018'.J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-00-00</text:date>, <text:time style:data-style-name="N2" text:time-value="09:49:36.249095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2:53:40.837579032</meta:creation-date>
    <dc:date>2019-12-11T09:51:21.286344504</dc:date>
    <meta:editing-duration>PT10H17M10S</meta:editing-duration>
    <meta:editing-cycles>7</meta:editing-cycles>
    <meta:generator>LibreOffice/6.1.5.2$MacOSX_X86_64 LibreOffice_project/90f8dcf33c87b3705e78202e3df5142b201bd805</meta:generator>
    <meta:document-statistic meta:table-count="2" meta:cell-count="2214" meta:object-count="0"/>
    <meta:user-defined meta:name=""/>
  </office:meta>
</office:document-meta>
</file>